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f1efe" officeooo:paragraph-rsid="003f1ef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425fbf" officeooo:paragraph-rsid="00425fbf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433121" officeooo:paragraph-rsid="00433121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33121" officeooo:paragraph-rsid="004c61e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4cf02" officeooo:paragraph-rsid="004c61e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c0208"/>
    </style:style>
    <style:style style:name="P8" style:family="paragraph" style:parent-style-name="Standard">
      <style:paragraph-properties fo:text-align="start" style:justify-single-word="false"/>
      <style:text-properties officeooo:paragraph-rsid="00433121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f1efe" officeooo:paragraph-rsid="003f1efe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07bed" officeooo:paragraph-rsid="00407bed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3542a" officeooo:paragraph-rsid="0053542a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ab8db" officeooo:paragraph-rsid="005ab8db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9482b" officeooo:paragraph-rsid="0049482b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81d96" officeooo:paragraph-rsid="00481d96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9ea83" officeooo:paragraph-rsid="0059ea83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25fbf" officeooo:paragraph-rsid="0050a89c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25fbf" officeooo:paragraph-rsid="00425fbf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25fbf" officeooo:paragraph-rsid="00525587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25fbf" officeooo:paragraph-rsid="00433121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609210" officeooo:paragraph-rsid="00609210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33121" officeooo:paragraph-rsid="00433121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33121" officeooo:paragraph-rsid="0060a080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33121" officeooo:paragraph-rsid="004c61e9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style="normal" style:text-underline-style="none" fo:font-weight="bold" officeooo:rsid="0049482b" officeooo:paragraph-rsid="0049482b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3f1efe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54fc9b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425fbf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433121"/>
    </style:style>
    <style:style style:name="P29" style:family="paragraph" style:parent-style-name="Standard" style:list-style-name="L2">
      <style:paragraph-properties fo:text-align="start" style:justify-single-word="false"/>
      <style:text-properties officeooo:rsid="005772eb" officeooo:paragraph-rsid="005772eb"/>
    </style:style>
    <style:style style:name="P30" style:family="paragraph" style:parent-style-name="Standard" style:list-style-name="L1">
      <style:paragraph-properties fo:text-align="start" style:justify-single-word="false"/>
      <style:text-properties fo:font-weight="normal" officeooo:rsid="005878de" officeooo:paragraph-rsid="005878de" style:font-weight-asian="normal" style:font-weight-complex="normal"/>
    </style:style>
    <style:style style:name="T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433121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4abbc8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3f1efe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485e33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4fa0f9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425fbf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50a89c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5772eb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407bed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normal" officeooo:rsid="0059ea83" style:font-size-asian="12pt" style:font-weight-asian="normal" style:font-size-complex="12pt" style:font-weight-complex="normal"/>
    </style:style>
    <style:style style:name="T12" style:family="text">
      <style:text-properties style:font-name="DejaVu Sans Condensed1" fo:font-size="12pt" fo:font-weight="normal" officeooo:rsid="005f3e89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60cda9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433121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4abbc8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3f1efe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4bf446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44cf02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4e2a50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4fa0f9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425fbf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525587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5772eb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407bed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bold" officeooo:rsid="005f3e89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weight="bold" officeooo:rsid="0060cda9" style:font-size-asian="12pt" style:font-weight-asian="bold" style:font-size-complex="12pt" style:font-weight-complex="bold"/>
    </style:style>
    <style:style style:name="T29" style:family="text">
      <style:text-properties style:font-name="DejaVu Sans Condensed1" fo:font-size="12pt" fo:font-weight="bold" officeooo:rsid="006140a3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style="italic" fo:font-weight="normal" officeooo:rsid="00433121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DejaVu Sans Condensed1" fo:font-size="12pt" fo:font-style="italic" fo:font-weight="normal" officeooo:rsid="0050a89c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DejaVu Sans Condensed1" fo:font-size="12pt" fo:font-style="italic" fo:font-weight="normal" officeooo:rsid="00609210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DejaVu Sans Condensed1" fo:font-size="12pt" style:font-size-asian="12pt" style:font-size-complex="12pt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49482b" style:font-weight-asian="bold" style:font-weight-complex="bold"/>
    </style:style>
    <style:style style:name="T36" style:family="text">
      <style:text-properties fo:font-weight="bold" officeooo:rsid="00525587" style:font-weight-asian="bold" style:font-weight-complex="bold"/>
    </style:style>
    <style:style style:name="T37" style:family="text">
      <style:text-properties fo:font-weight="bold" officeooo:rsid="0053542a" style:font-weight-asian="bold" style:font-weight-complex="bold"/>
    </style:style>
    <style:style style:name="T38" style:family="text">
      <style:text-properties fo:font-weight="bold" officeooo:rsid="005772eb" style:font-weight-asian="bold" style:font-weight-complex="bold"/>
    </style:style>
    <style:style style:name="T39" style:family="text">
      <style:text-properties fo:font-weight="bold" officeooo:rsid="0059ea83" style:font-weight-asian="bold" style:font-weight-complex="bold"/>
    </style:style>
    <style:style style:name="T40" style:family="text">
      <style:text-properties officeooo:rsid="00433121"/>
    </style:style>
    <style:style style:name="T41" style:family="text">
      <style:text-properties officeooo:rsid="00485e33"/>
    </style:style>
    <style:style style:name="T42" style:family="text">
      <style:text-properties officeooo:rsid="0049482b"/>
    </style:style>
    <style:style style:name="T43" style:family="text">
      <style:text-properties officeooo:rsid="004abbc8"/>
    </style:style>
    <style:style style:name="T44" style:family="text">
      <style:text-properties officeooo:rsid="004f9030"/>
    </style:style>
    <style:style style:name="T45" style:family="text">
      <style:text-properties officeooo:rsid="004fa0f9"/>
    </style:style>
    <style:style style:name="T46" style:family="text">
      <style:text-properties officeooo:rsid="00525587"/>
    </style:style>
    <style:style style:name="T4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style:text-underline-style="none" fo:font-weight="bold" officeooo:rsid="00558e58" style:font-style-asian="normal" style:font-weight-asian="bold" style:font-style-complex="normal" style:font-weight-complex="bold"/>
    </style:style>
    <style:style style:name="T49" style:family="text">
      <style:text-properties fo:font-style="normal" style:text-underline-style="none" style:font-style-asian="normal" style:font-style-complex="normal"/>
    </style:style>
    <style:style style:name="T50" style:family="text">
      <style:text-properties officeooo:rsid="00558e58"/>
    </style:style>
    <style:style style:name="T51" style:family="text">
      <style:text-properties officeooo:rsid="005772eb"/>
    </style:style>
    <style:style style:name="T52" style:family="text">
      <style:text-properties officeooo:rsid="0059ea83"/>
    </style:style>
    <style:style style:name="T53" style:family="text">
      <style:text-properties officeooo:rsid="0060a0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9">2</text:span><text:span text:style-name="T21">0</text:span><text:span text:style-name="T19">1</text:span><text:span text:style-name="T18"> - </text:span><text:span text:style-name="T29">Ground - </text:span><text:span text:style-name="T20">Cold Start</text:span></text:p>
      <text:p text:style-name="P2"/>
      <text:p text:style-name="P1">Cold Start<text:span text:style-name="T50"> -- Using internal batteries</text:span></text:p>
      <text:list xml:id="list3491191358" text:style-name="L1">
        <text:list-item>
          <text:p text:style-name="P9"><text:span text:style-name="T34">Collective</text:span> ... <text:span text:style-name="T34">Full down</text:span></text:p>
        </text:list-item>
        <text:list-item>
          <text:p text:style-name="P10"><text:span text:style-name="T42">(default) </text:span><text:span text:style-name="T34">Throttle twist grip</text:span> ... <text:span text:style-name="T34">MIN</text:span> (full left<text:span text:style-name="T51"> on virtual collective</text:span>) (<text:span text:style-name="T44">past</text:span><text:span text:style-name="T51"> physical collective's</text:span><text:span text:style-name="T44"> idle cutoff to min</text:span><text:span text:style-name="T51">i</text:span><text:span text:style-name="T44">mum</text:span>)</text:p>
        </text:list-item>
        <text:list-item>
          <text:p text:style-name="P9"><text:span text:style-name="T34">Rotor Brake</text:span> lever ... <text:span text:style-name="T34">Down</text:span> (off) (handle on floor to right of pilot seat)</text:p>
        </text:list-item>
        <text:list-item>
          <text:p text:style-name="P25"><text:span text:style-name="T17">Battery 1 and 2</text:span><text:span text:style-name="T4"> switches ... </text:span><text:span text:style-name="T17">ON</text:span><text:span text:style-name="T4"> (</text:span><text:span text:style-name="T5">DC POWER panel </text:span><text:span text:style-name="T4">above right of copilot's head)</text:span></text:p>
        </text:list-item>
        <text:list-item>
          <text:p text:style-name="P9"><text:span text:style-name="T34">DC selector</text:span> knob ... <text:span text:style-name="T34">BATT BUSES</text:span> (<text:span text:style-name="T41">DC POWER panel </text:span>above right of copilot's head)</text:p>
        </text:list-item>
        <text:list-item>
          <text:p text:style-name="P26"><text:span text:style-name="T23">115 V</text:span><text:span text:style-name="T25">AC</text:span><text:span text:style-name="T9"> (</text:span><text:span text:style-name="T7">inverter</text:span><text:span text:style-name="T9">)</text:span><text:span text:style-name="T7"> </text:span><text:span text:style-name="T3">switch</text:span><text:span text:style-name="T7">... </text:span><text:span text:style-name="T23">AUTO</text:span><text:span text:style-name="T8"> (down) </text:span><text:span text:style-name="T7">(</text:span><text:span text:style-name="T9">A</text:span><text:span text:style-name="T2">C POWER </text:span><text:span text:style-name="T7">panel above behind right of copilot's head)</text:span></text:p>
        </text:list-item>
      </text:list>
      <text:list xml:id="list1249833953" text:style-name="L2">
        <text:list-item>
          <text:list>
            <text:list-item>
              <text:p text:style-name="P29"><text:span text:style-name="T7">D</text:span><text:span text:style-name="T1">on't turn on the 36 VAC switch yet, that's done after startup to save battery power.</text:span></text:p>
            </text:list-item>
          </text:list>
        </text:list-item>
      </text:list>
      <text:list xml:id="list80120177316347" text:continue-list="list3491191358" text:style-name="L1">
        <text:list-item>
          <text:p text:style-name="P25"><text:span text:style-name="T17">Circuit Breaker</text:span><text:span text:style-name="T4"> </text:span><text:span text:style-name="T3">b</text:span><text:span text:style-name="T4">anks </text:span><text:span text:style-name="T17">4-9</text:span><text:span text:style-name="T4"> ... </text:span><text:span text:style-name="T17">ON</text:span><text:span text:style-name="T4"> (upper right roof panel, use gang bars under each bank)</text:span></text:p>
        </text:list-item>
      </text:list>
      <text:p text:style-name="P3">Lower center roof panel, except as noted</text:p>
      <text:list xml:id="list80119381012288" text:continue-numbering="true" text:style-name="L1">
        <text:list-item>
          <text:p text:style-name="P25"><text:span text:style-name="T17">FIRE EXTING</text:span><text:span text:style-name="T4"> switch ... </text:span><text:span text:style-name="T22">FIRE EXTING</text:span><text:span text:style-name="T6"> (up)</text:span></text:p>
        </text:list-item>
        <text:list-item>
          <text:p text:style-name="P9"><text:span text:style-name="T37">SHUT-OFF VALVES LEFT and RIGHT</text:span> switches ... <text:span text:style-name="T34">ON</text:span> <text:span text:style-name="T45">and close guards </text:span>(<text:span text:style-name="T45">red </text:span>guarded switches)</text:p>
        </text:list-item>
        <text:list-item>
          <text:p text:style-name="P11"><text:span text:style-name="T47">TANK PUMPS switch: SERVICE</text:span><text:span text:style-name="T48">, LEFT, RIGHT </text:span><text:span text:style-name="T49">... </text:span><text:span text:style-name="T47">ON</text:span></text:p>
        </text:list-item>
        <text:list-item>
          <text:p text:style-name="P24">Start APU:</text:p>
          <text:list>
            <text:list-item>
              <text:p text:style-name="P10"><text:span text:style-name="T34">APU START</text:span> switch ... <text:span text:style-name="T34">START</text:span></text:p>
            </text:list-item>
            <text:list-item>
              <text:p text:style-name="P10"><text:span text:style-name="T34">APU START</text:span> button ... <text:span text:style-name="T34">Press</text:span> for 2-3 seconds, green AUTO IGNITION ON light should appear.</text:p>
              <text:list>
                <text:list-item>
                  <text:p text:style-name="P10">APU takes 20 seconds to 1 minute to start, should stabilize below 720 deg C, 1.2-2.0 kg/cm^2.</text:p>
                </text:list-item>
              </text:list>
            </text:list-item>
            <text:list-item>
              <text:p text:style-name="P12">(optional) Use STBY GEN switch to keep batteries charged, but don't use the STBY GEN and start an engine at the same time with the APU.</text:p>
            </text:list-item>
          </text:list>
        </text:list-item>
        <text:list-item>
          <text:p text:style-name="P13"><text:span text:style-name="T34">Start </text:span><text:span text:style-name="T39">e</text:span><text:span text:style-name="T34">ngine</text:span><text:span text:style-name="T39">s</text:span><text:span text:style-name="T52"> (should be downwind engine first, but order doesn't seem to matter in the game)</text:span><text:span text:style-name="T39">:</text:span></text:p>
          <text:list>
            <text:list-item>
              <text:p text:style-name="P14"><text:span text:style-name="T34">Engine start mode</text:span> switch ... <text:span text:style-name="T34">START</text:span></text:p>
            </text:list-item>
            <text:list-item>
              <text:p text:style-name="P10"><text:span text:style-name="T34">Engine selector</text:span> switch ... <text:span text:style-name="T34">LEFT</text:span><text:span text:style-name="T52"> or </text:span><text:span text:style-name="T39">RIGHT</text:span></text:p>
            </text:list-item>
            <text:list-item>
              <text:p text:style-name="P10">Engine<text:span text:style-name="T34"> START</text:span> button ... <text:span text:style-name="T34">Press</text:span> for 2-3 seconds, green AUTO IGNITION ON and STARTER ON lights should appear</text:p>
            </text:list-item>
            <text:list-item>
              <text:p text:style-name="P27"><text:span text:style-name="T10">When </text:span><text:span text:style-name="T11">left or right </text:span><text:span text:style-name="T10">engine </text:span><text:span text:style-name="T26">N1 needle</text:span><text:span text:style-name="T10"> moves </text:span><text:span text:style-name="T7">(pilot or copilot instrument panel)</text:span><text:span text:style-name="T10">, push</text:span><text:span text:style-name="T11"> left or right</text:span><text:span text:style-name="T12"> </text:span><text:span text:style-name="T27">F</text:span><text:span text:style-name="T26">uel </text:span><text:span text:style-name="T27">S</text:span><text:span text:style-name="T26">hutoff </text:span><text:span text:style-name="T27">L</text:span><text:span text:style-name="T26">ever</text:span><text:span text:style-name="T10"> forward (</text:span><text:span text:style-name="T12">red levers on </text:span><text:span text:style-name="T10">roof above pilot's head)</text:span></text:p>
            </text:list-item>
            <text:list-item>
              <text:p text:style-name="P13">Wait for engine RPM to stabilize<text:span text:style-name="T45">, around 72%.</text:span></text:p>
            </text:list-item>
            <text:list-item>
              <text:p text:style-name="P15"><text:span text:style-name="T34">Repeat</text:span> for other engine.</text:p>
            </text:list-item>
          </text:list>
        </text:list-item>
        <text:list-item>
          <text:p text:style-name="P16"><text:span text:style-name="T34">Engine selector</text:span> switch ... <text:span text:style-name="T34">NEUTRAL</text:span> (middle position)</text:p>
        </text:list-item>
        <text:list-item>
          <text:p text:style-name="P17"><text:span text:style-name="T34">Throttle twist grip</text:span> ... <text:span text:style-name="T34">MAX</text:span> (full right<text:span text:style-name="T51"> on virtual collective)</text:span></text:p>
        </text:list-item>
        <text:list-item>
          <text:p text:style-name="P17">Rotor speed should increase to 95%</text:p>
        </text:list-item>
      </text:list>
      <text:p text:style-name="P4">Various locations as noted</text:p>
      <text:list xml:id="list80119396953539" text:continue-numbering="true" text:style-name="L1">
        <text:list-item>
          <text:p text:style-name="P17"><text:span text:style-name="T38">GENERATORS </text:span><text:span text:style-name="T34">1 and 2</text:span> <text:span text:style-name="T43">switches </text:span>... <text:span text:style-name="T34">ON</text:span> (<text:span text:style-name="T51">AC</text:span><text:span text:style-name="T40"> POWER panel </text:span>above behind right of copilot's head)</text:p>
        </text:list-item>
        <text:list-item>
          <text:p text:style-name="P27"><text:span text:style-name="T25">RECTIFIERS</text:span><text:span text:style-name="T23"> 1, 2, and 3</text:span><text:span text:style-name="T7"> </text:span><text:span text:style-name="T3">switches </text:span><text:span text:style-name="T7">... </text:span><text:span text:style-name="T23">ON</text:span><text:span text:style-name="T7"> (</text:span><text:span text:style-name="T9">D</text:span><text:span text:style-name="T2">C POWER p</text:span><text:span text:style-name="T7">anel above right of copilot's head)</text:span></text:p>
        </text:list-item>
        <text:list-item>
          <text:p text:style-name="P27"><text:span text:style-name="T23">36 V</text:span><text:span text:style-name="T25">AC</text:span><text:span text:style-name="T7"> </text:span><text:span text:style-name="T9">(inverter)</text:span><text:span text:style-name="T7"> </text:span><text:span text:style-name="T3">switch</text:span><text:span text:style-name="T7">... </text:span><text:span text:style-name="T23">AUTO</text:span><text:span text:style-name="T8"> (down) </text:span><text:span text:style-name="T7">(</text:span><text:span text:style-name="T9">A</text:span><text:span text:style-name="T2">C POWER </text:span><text:span text:style-name="T7">panel above behind right of copilot's head)</text:span></text:p>
        </text:list-item>
        <text:list-item>
          <text:p text:style-name="P17"><text:span text:style-name="T34">APU OFF</text:span> button ... <text:span text:style-name="T34">Press</text:span> to turn off APU <text:span text:style-name="T42">(lower center roof panel)</text:span></text:p>
        </text:list-item>
      </text:list>
      <text:list xml:id="list2018934605" text:style-name="L3">
        <text:list-item>
          <text:list>
            <text:list-item>
              <text:p text:style-name="P20">Also turn off the STBY GEN if you turned it on earlier.</text:p>
            </text:list-item>
          </text:list>
        </text:list-item>
      </text:list>
      <text:p text:style-name="P8"><text:span text:style-name="T30">Pilot's </text:span><text:span text:style-name="T31">triangular</text:span><text:span text:style-name="T30"> panel</text:span><text:span text:style-name="T32"> (above left)</text:span></text:p>
      <text:list xml:id="list80120772264142" text:continue-list="list80119396953539" text:style-name="L1">
        <text:list-item>
          <text:p text:style-name="P17"><text:span text:style-name="T35">L</text:span><text:span text:style-name="T36">EFT ATT IND</text:span> switch ... <text:span text:style-name="T34">ON</text:span></text:p>
        </text:list-item>
        <text:list-item>
          <text:p text:style-name="P27"><text:span text:style-name="T24">GYRO CUT OUT</text:span><text:span text:style-name="T7"> switch ... </text:span><text:span text:style-name="T23">ON</text:span></text:p>
        </text:list-item>
        <text:list-item>
          <text:p text:style-name="P27"><text:span text:style-name="T24">AUDIO WARN</text:span><text:span text:style-name="T7"> </text:span><text:span text:style-name="T3">switch </text:span><text:span text:style-name="T7">... </text:span><text:span text:style-name="T23">ON</text:span></text:p>
        </text:list-item>
        <text:list-item>
          <text:p text:style-name="P18"><text:span text:style-name="T36">PITCH LIM SYS</text:span> <text:span text:style-name="T43">switch </text:span>... <text:span text:style-name="T34">ON</text:span><text:span text:style-name="T46"> (</text:span>Tail Rotor Pitch Limiting system<text:span text:style-name="T46">)</text:span></text:p>
        </text:list-item>
      </text:list>
      <text:p text:style-name="P8"><text:span text:style-name="T30">Copilot's </text:span><text:span text:style-name="T31">triangular</text:span><text:span text:style-name="T30"> panel</text:span><text:span text:style-name="T32"> (above right)</text:span></text:p>
      <text:list xml:id="list80119003105809" text:continue-numbering="true" text:style-name="L1">
        <text:list-item>
          <text:p text:style-name="P19"><text:span text:style-name="T35">DOPP</text:span><text:span text:style-name="T42"> (</text:span>Doppler system power<text:span text:style-name="T42">)</text:span> switch ... <text:span text:style-name="T34">ON</text:span></text:p>
        </text:list-item>
        <text:list-item>
          <text:p text:style-name="P21"><text:span text:style-name="T34">COMM RADIO</text:span> (JADRO 1A) switch ... <text:span text:style-name="T34">ON</text:span></text:p>
        </text:list-item>
        <text:list-item>
          <text:p text:style-name="P22"><text:span text:style-name="T36">COMP SYS</text:span> <text:span text:style-name="T46">(</text:span>Gyrocompass<text:span text:style-name="T46"> system)</text:span><text:span text:style-name="T53"> </text:span><text:span text:style-name="T42">switch </text:span>... <text:span text:style-name="T34">ON</text:span></text:p>
        </text:list-item>
        <text:list-item>
          <text:p text:style-name="P21"><text:span text:style-name="T35">R</text:span><text:span text:style-name="T36">IGHT ATT IND</text:span> switch ... <text:span text:style-name="T34">ON</text:span></text:p>
        </text:list-item>
      </text:list>
      <text:p text:style-name="P4">Various locations as noted</text:p>
      <text:list xml:id="list80120028456579" text:continue-numbering="true" text:style-name="L1">
        <text:list-item>
          <text:p text:style-name="P30"><text:span text:style-name="T15">G</text:span><text:span text:style-name="T14">MC Mode Switch</text:span><text:span text:style-name="T33"> ... </text:span><text:span text:style-name="T14">GC</text:span><text:span text:style-name="T33"> (use GyroCompass as main direction source) (lower right roof panel, bottom right corner)</text:span></text:p>
        </text:list-item>
        <text:list-item>
          <text:p text:style-name="P30"><text:span text:style-name="T14">FLASH</text:span><text:span text:style-name="T33"> switch ... </text:span><text:span text:style-name="T14">ON</text:span><text:span text:style-name="T33"> (above right of copilot's head, right of light switches)</text:span></text:p>
        </text:list-item>
        <text:list-item>
          <text:p text:style-name="P28"><text:span text:style-name="T15">Pitch and Roll autopilot channels</text:span><text:span text:style-name="T2"> </text:span><text:span text:style-name="T3">button </text:span><text:span text:style-name="T2">... </text:span><text:span text:style-name="T16">ON</text:span><text:span text:style-name="T2"> </text:span><text:span text:style-name="T13">(</text:span><text:span text:style-name="T28">Trim Hat up</text:span><text:span text:style-name="T13">) </text:span><text:span text:style-name="T2">(center console, AUTOPILOT panel)</text:span></text:p>
        </text:list-item>
        <text:list-item>
          <text:p text:style-name="P23"><text:span text:style-name="T34">Radar Altimeter </text:span><text:span text:style-name="T35">power</text:span><text:span text:style-name="T42"> switch </text:span>... <text:span text:style-name="T34">ON</text:span> <text:span text:style-name="T42">(pilot's instrument panel)</text:span> and set bug as desired, takes <text:span text:style-name="T42">about </text:span>30 seconds to turn on</text:p>
        </text:list-item>
      </text:list>
      <text:p text:style-name="P5"/>
      <text:p text:style-name="P6">Proceed with remaining takeoff checklist on next p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3H29M25S</meta:editing-duration>
    <meta:editing-cycles>63</meta:editing-cycles>
    <meta:generator>LibreOffice/7.0.3.1$Windows_X86_64 LibreOffice_project/d7547858d014d4cf69878db179d326fc3483e082</meta:generator>
    <dc:date>2022-04-20T08:01:18.660000000</dc:date>
    <meta:document-statistic meta:table-count="0" meta:image-count="0" meta:object-count="0" meta:page-count="1" meta:paragraph-count="51" meta:word-count="598" meta:character-count="3284" meta:non-whitespace-character-count="2780"/>
  </office:meta>
</office:document-meta>
</file>